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temps d’exécution des différents runs (en ms)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tps1</text:p>
          </table:table-cell>
          <table:table-cell office:value-type="string" calcext:value-type="string">
            <text:p>tps2</text:p>
          </table:table-cell>
          <table:table-cell office:value-type="string" calcext:value-type="string">
            <text:p>tps3</text:p>
          </table:table-cell>
          <table:table-cell office:value-type="string" calcext:value-type="string">
            <text:p>tps4</text:p>
          </table:table-cell>
          <table:table-cell office:value-type="string" calcext:value-type="string">
            <text:p>tps5</text:p>
          </table:table-cell>
          <table:table-cell office:value-type="string" calcext:value-type="string">
            <text:p>tps6</text:p>
          </table:table-cell>
          <table:table-cell office:value-type="string" calcext:value-type="string">
            <text:p>tps7</text:p>
          </table:table-cell>
          <table:table-cell office:value-type="string" calcext:value-type="string">
            <text:p>tps8</text:p>
          </table:table-cell>
          <table:table-cell office:value-type="string" calcext:value-type="string">
            <text:p>tps9</text:p>
          </table:table-cell>
          <table:table-cell office:value-type="string" calcext:value-type="string">
            <text:p>tps10</text:p>
          </table:table-cell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Pour 1000 exécutions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0.0000589574" calcext:value-type="float">
            <text:p>0,0000589574</text:p>
          </table:table-cell>
          <table:table-cell office:value-type="float" office:value="0.0000460743" calcext:value-type="float">
            <text:p>0,0000460743</text:p>
          </table:table-cell>
          <table:table-cell office:value-type="float" office:value="0.0000465813" calcext:value-type="float">
            <text:p>0,0000465813</text:p>
          </table:table-cell>
          <table:table-cell office:value-type="float" office:value="0.0000459834" calcext:value-type="float">
            <text:p>0,0000459834</text:p>
          </table:table-cell>
          <table:table-cell office:value-type="float" office:value="0.000045912" calcext:value-type="float">
            <text:p>0,000045912</text:p>
          </table:table-cell>
          <table:table-cell office:value-type="float" office:value="0.0000461647" calcext:value-type="float">
            <text:p>0,0000461647</text:p>
          </table:table-cell>
          <table:table-cell office:value-type="float" office:value="0.0000466806" calcext:value-type="float">
            <text:p>0,0000466806</text:p>
          </table:table-cell>
          <table:table-cell office:value-type="float" office:value="0.0000459854" calcext:value-type="float">
            <text:p>0,0000459854</text:p>
          </table:table-cell>
          <table:table-cell office:value-type="float" office:value="0.0000459236" calcext:value-type="float">
            <text:p>0,0000459236</text:p>
          </table:table-cell>
          <table:table-cell office:value-type="float" office:value="0.000046147" calcext:value-type="float">
            <text:p>0,000046147</text:p>
          </table:table-cell>
          <table:table-cell table:formula="of:=AVERAGE([.B4:.K4])" office:value-type="float" office:value="0.00004744097" calcext:value-type="float">
            <text:p>0,00004744097</text:p>
          </table:table-cell>
          <table:table-cell/>
          <table:table-cell table:formula="of:=[.L4]*1000" office:value-type="float" office:value="0.04744097" calcext:value-type="float">
            <text:p>0,04744097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0.000212091" calcext:value-type="float">
            <text:p>0,000212091</text:p>
          </table:table-cell>
          <table:table-cell office:value-type="float" office:value="0.000202182" calcext:value-type="float">
            <text:p>0,000202182</text:p>
          </table:table-cell>
          <table:table-cell office:value-type="float" office:value="0.000207227" calcext:value-type="float">
            <text:p>0,000207227</text:p>
          </table:table-cell>
          <table:table-cell office:value-type="float" office:value="0.000206946" calcext:value-type="float">
            <text:p>0,000206946</text:p>
          </table:table-cell>
          <table:table-cell office:value-type="float" office:value="0.000207337" calcext:value-type="float">
            <text:p>0,000207337</text:p>
          </table:table-cell>
          <table:table-cell office:value-type="float" office:value="0.000206068" calcext:value-type="float">
            <text:p>0,000206068</text:p>
          </table:table-cell>
          <table:table-cell office:value-type="float" office:value="0.000207106" calcext:value-type="float">
            <text:p>0,000207106</text:p>
          </table:table-cell>
          <table:table-cell office:value-type="float" office:value="0.000207069" calcext:value-type="float">
            <text:p>0,000207069</text:p>
          </table:table-cell>
          <table:table-cell office:value-type="float" office:value="0.000206397" calcext:value-type="float">
            <text:p>0,000206397</text:p>
          </table:table-cell>
          <table:table-cell office:value-type="float" office:value="0.000242726" calcext:value-type="float">
            <text:p>0,000242726</text:p>
          </table:table-cell>
          <table:table-cell table:formula="of:=AVERAGE([.B5:.K5])" office:value-type="float" office:value="0.0002105149" calcext:value-type="float">
            <text:p>0,0002105149</text:p>
          </table:table-cell>
          <table:table-cell/>
          <table:table-cell table:formula="of:=[.L5]*1000" office:value-type="float" office:value="0.2105149" calcext:value-type="float">
            <text:p>0,2105149</text:p>
          </table:table-cell>
        </table:table-row>
        <table:table-row table:style-name="ro1">
          <table:table-cell office:value-type="string" calcext:value-type="string">
            <text:p>1.4a</text:p>
          </table:table-cell>
          <table:table-cell office:value-type="float" office:value="0.000499199" calcext:value-type="float">
            <text:p>0,000499199</text:p>
          </table:table-cell>
          <table:table-cell office:value-type="float" office:value="0.000488145" calcext:value-type="float">
            <text:p>0,000488145</text:p>
          </table:table-cell>
          <table:table-cell office:value-type="float" office:value="0.000493079" calcext:value-type="float">
            <text:p>0,000493079</text:p>
          </table:table-cell>
          <table:table-cell office:value-type="float" office:value="0.000493423" calcext:value-type="float">
            <text:p>0,000493423</text:p>
          </table:table-cell>
          <table:table-cell office:value-type="float" office:value="0.000482289" calcext:value-type="float">
            <text:p>0,000482289</text:p>
          </table:table-cell>
          <table:table-cell office:value-type="float" office:value="0.000497961" calcext:value-type="float">
            <text:p>0,000497961</text:p>
          </table:table-cell>
          <table:table-cell office:value-type="float" office:value="0.000499792" calcext:value-type="float">
            <text:p>0,000499792</text:p>
          </table:table-cell>
          <table:table-cell office:value-type="float" office:value="0.000512144" calcext:value-type="float">
            <text:p>0,000512144</text:p>
          </table:table-cell>
          <table:table-cell office:value-type="float" office:value="0.000522107" calcext:value-type="float">
            <text:p>0,000522107</text:p>
          </table:table-cell>
          <table:table-cell office:value-type="float" office:value="0.00052169" calcext:value-type="float">
            <text:p>0,00052169</text:p>
          </table:table-cell>
          <table:table-cell table:formula="of:=AVERAGE([.B6:.K6])" office:value-type="float" office:value="0.0005009829" calcext:value-type="float">
            <text:p>0,0005009829</text:p>
          </table:table-cell>
          <table:table-cell/>
          <table:table-cell table:formula="of:=[.L6]*1000" office:value-type="float" office:value="0.5009829" calcext:value-type="float">
            <text:p>0,5009829</text:p>
          </table:table-cell>
        </table:table-row>
        <table:table-row table:style-name="ro1">
          <table:table-cell office:value-type="string" calcext:value-type="string">
            <text:p>1.4b</text:p>
          </table:table-cell>
          <table:table-cell office:value-type="float" office:value="0.000473821" calcext:value-type="float">
            <text:p>0,000473821</text:p>
          </table:table-cell>
          <table:table-cell office:value-type="float" office:value="0.000489941" calcext:value-type="float">
            <text:p>0,000489941</text:p>
          </table:table-cell>
          <table:table-cell office:value-type="float" office:value="0.000476398" calcext:value-type="float">
            <text:p>0,000476398</text:p>
          </table:table-cell>
          <table:table-cell office:value-type="float" office:value="0.000468409" calcext:value-type="float">
            <text:p>0,000468409</text:p>
          </table:table-cell>
          <table:table-cell office:value-type="float" office:value="0.000472157" calcext:value-type="float">
            <text:p>0,000472157</text:p>
          </table:table-cell>
          <table:table-cell office:value-type="float" office:value="0.000482005" calcext:value-type="float">
            <text:p>0,000482005</text:p>
          </table:table-cell>
          <table:table-cell office:value-type="float" office:value="0.0004751" calcext:value-type="float">
            <text:p>0,0004751</text:p>
          </table:table-cell>
          <table:table-cell office:value-type="float" office:value="0.000511798" calcext:value-type="float">
            <text:p>0,000511798</text:p>
          </table:table-cell>
          <table:table-cell office:value-type="float" office:value="0.000515678" calcext:value-type="float">
            <text:p>0,000515678</text:p>
          </table:table-cell>
          <table:table-cell office:value-type="float" office:value="0.000524221" calcext:value-type="float">
            <text:p>0,000524221</text:p>
          </table:table-cell>
          <table:table-cell table:formula="of:=AVERAGE([.B7:.K7])" office:value-type="float" office:value="0.0004889528" calcext:value-type="float">
            <text:p>0,0004889528</text:p>
          </table:table-cell>
          <table:table-cell/>
          <table:table-cell table:formula="of:=[.L7]*1000" office:value-type="float" office:value="0.4889528" calcext:value-type="float">
            <text:p>0,4889528</text:p>
          </table:table-cell>
        </table:table-row>
        <table:table-row table:style-name="ro1">
          <table:table-cell office:value-type="string" calcext:value-type="string">
            <text:p>1.6-50</text:p>
          </table:table-cell>
          <table:table-cell office:value-type="float" office:value="0.000050399" calcext:value-type="float">
            <text:p>0,000050399</text:p>
          </table:table-cell>
          <table:table-cell office:value-type="float" office:value="0.0000426692" calcext:value-type="float">
            <text:p>0,0000426692</text:p>
          </table:table-cell>
          <table:table-cell office:value-type="float" office:value="0.0000423996" calcext:value-type="float">
            <text:p>0,0000423996</text:p>
          </table:table-cell>
          <table:table-cell office:value-type="float" office:value="0.000042462" calcext:value-type="float">
            <text:p>0,000042462</text:p>
          </table:table-cell>
          <table:table-cell office:value-type="float" office:value="0.0000423628" calcext:value-type="float">
            <text:p>0,0000423628</text:p>
          </table:table-cell>
          <table:table-cell office:value-type="float" office:value="0.0000424472" calcext:value-type="float">
            <text:p>0,0000424472</text:p>
          </table:table-cell>
          <table:table-cell office:value-type="float" office:value="0.0000423891" calcext:value-type="float">
            <text:p>0,0000423891</text:p>
          </table:table-cell>
          <table:table-cell office:value-type="float" office:value="0.0000423696" calcext:value-type="float">
            <text:p>0,0000423696</text:p>
          </table:table-cell>
          <table:table-cell office:value-type="float" office:value="0.0000432331" calcext:value-type="float">
            <text:p>0,0000432331</text:p>
          </table:table-cell>
          <table:table-cell office:value-type="float" office:value="0.0000423499" calcext:value-type="float">
            <text:p>0,0000423499</text:p>
          </table:table-cell>
          <table:table-cell table:formula="of:=AVERAGE([.B8:.K8])" office:value-type="float" office:value="0.00004330815" calcext:value-type="float">
            <text:p>0,00004330815</text:p>
          </table:table-cell>
          <table:table-cell/>
          <table:table-cell table:formula="of:=[.L8]*1000" office:value-type="float" office:value="0.04330815" calcext:value-type="float">
            <text:p>0,04330815</text:p>
          </table:table-cell>
        </table:table-row>
        <table:table-row table:style-name="ro1">
          <table:table-cell office:value-type="string" calcext:value-type="string">
            <text:p>1.5-32</text:p>
          </table:table-cell>
          <table:table-cell office:value-type="float" office:value="0.000349976" calcext:value-type="float">
            <text:p>0,000349976</text:p>
          </table:table-cell>
          <table:table-cell office:value-type="float" office:value="0.000342227" calcext:value-type="float">
            <text:p>0,000342227</text:p>
          </table:table-cell>
          <table:table-cell office:value-type="float" office:value="0.00034484" calcext:value-type="float">
            <text:p>0,00034484</text:p>
          </table:table-cell>
          <table:table-cell office:value-type="float" office:value="0.000343505" calcext:value-type="float">
            <text:p>0,000343505</text:p>
          </table:table-cell>
          <table:table-cell office:value-type="float" office:value="0.00034357" calcext:value-type="float">
            <text:p>0,00034357</text:p>
          </table:table-cell>
          <table:table-cell office:value-type="float" office:value="0.000344052" calcext:value-type="float">
            <text:p>0,000344052</text:p>
          </table:table-cell>
          <table:table-cell office:value-type="float" office:value="0.000342546" calcext:value-type="float">
            <text:p>0,000342546</text:p>
          </table:table-cell>
          <table:table-cell office:value-type="float" office:value="0.000342789" calcext:value-type="float">
            <text:p>0,000342789</text:p>
          </table:table-cell>
          <table:table-cell office:value-type="float" office:value="0.000342585" calcext:value-type="float">
            <text:p>0,000342585</text:p>
          </table:table-cell>
          <table:table-cell office:value-type="float" office:value="0.000343016" calcext:value-type="float">
            <text:p>0,000343016</text:p>
          </table:table-cell>
          <table:table-cell table:formula="of:=AVERAGE([.B9:.K9])" office:value-type="float" office:value="0.0003439106" calcext:value-type="float">
            <text:p>0,0003439106</text:p>
          </table:table-cell>
          <table:table-cell/>
          <table:table-cell table:formula="of:=[.L9]*1000" office:value-type="float" office:value="0.3439106" calcext:value-type="float">
            <text:p>0,3439106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 table:number-rows-repeated="9">
          <table:table-cell table:number-columns-repeated="8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number-columns-repeated="8"/>
          <table:table-cell table:style-name="ce3"/>
          <table:table-cell table:number-columns-repeated="2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00:41:20.1297972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9:24:37.485164353</meta:creation-date>
    <dc:date>2022-02-27T00:42:00.818450111</dc:date>
    <meta:editing-duration>PT1H10M39S</meta:editing-duration>
    <meta:editing-cycles>17</meta:editing-cycles>
    <meta:generator>LibreOffice/7.2.5.2$Linux_X86_64 LibreOffice_project/20$Build-2</meta:generator>
    <meta:document-statistic meta:table-count="1" meta:cell-count="92" meta:object-count="0"/>
  </office:meta>
</office:document-meta>
</file>